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T14" style:parent-style-name="Fuentedepárrafopredeter." style:family="text">
      <style:text-properties style:font-name="Liberation SerifLiberation Seri" fo:color="#000000" fo:background-color="#FBFCFD"/>
    </style:style>
    <style:style style:name="T15" style:parent-style-name="Fuentedepárrafopredeter." style:family="text">
      <style:text-properties style:font-name="Liberation SerifLiberation Seri" fo:color="#000000" fo:background-color="#FBFCFD"/>
    </style:style>
    <style:style style:name="T1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Standard"><text:span text:style-name="T14">- Se ha creado “hough.py” donde se está intentando identificar los rectángulos donde están puestas las etiquetas, ajustar parámetros tanto de la transformada de Hough tanto de la estándar como de la probabilística.</text:span><text:span text:style-name="T15"><text:s/>Con la estándar parece que va mejor ya que se puede establecer los ángulos concretos que queremos que se busquen, con el probabilístico busca líneas con cualquier orientación.</text:span></text:p>
      <text:p text:style-name="Standard"/>
      <text:p text:style-name="Standard"><text:span text:style-name="T16">pip install opencv-contrib-python</text:span></text:p>
      <text:p text:style-name="Standard"/>
      <text:p text:style-name="Standard"/>
      <text:p text:style-name="Standard"/>
      <text:p text:style-name="Standard"/>
      <text:p text:style-name="Standard"/>
      <text:p text:style-name="P1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4T13:44:00Z</dc:date>
    <meta:template xlink:href="Normal.dotm" xlink:type="simple"/>
    <meta:editing-cycles>65</meta:editing-cycles>
    <meta:editing-duration>PT77640S</meta:editing-duration>
    <meta:document-statistic meta:page-count="3" meta:paragraph-count="14" meta:word-count="1087" meta:character-count="7053" meta:row-count="49" meta:non-whitespace-character-count="5980"/>
  </office:meta>
</office:document-meta>
</file>